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Calibri" svg:font-family="Calibri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Goed" style:data-style-name="N0">
      <style:table-cell-properties fo:border="thin solid #000000" fo:background-color="#F2F2F2"/>
      <style:text-properties fo:color="#000000"/>
    </style:style>
    <style:style style:name="ce3" style:family="table-cell" style:parent-style-name="Goed" style:data-style-name="N0">
      <style:table-cell-properties fo:border="thin solid #000000" fo:background-color="#DAEEF3"/>
      <style:text-properties fo:color="#000000"/>
    </style:style>
    <style:style style:name="ce4" style:family="table-cell" style:parent-style-name="Goed" style:data-style-name="N20">
      <style:table-cell-properties fo:border="thin solid #000000" fo:background-color="#DAEEF3"/>
      <style:text-properties fo:color="#000000"/>
    </style:style>
    <style:style style:name="ce5" style:family="table-cell" style:parent-style-name="Standaard_32_3" style:data-style-name="N0">
      <style:table-cell-properties fo:border="thin solid #000000" style:vertical-align="automatic" fo:background-color="#A6A6A6" style:cell-protect="protected"/>
      <style:text-properties fo:color="#000000"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92CDDC"/>
      <style:text-properties fo:color="#000000" fo:font-weight="bold" style:font-weight-asian="bold" style:font-weight-complex="bold"/>
    </style:style>
    <style:style style:name="ce7" style:family="table-cell" style:parent-style-name="Standaard_32_3" style:data-style-name="N0">
      <style:table-cell-properties fo:border="thin solid #000000" style:vertical-align="automatic" fo:background-color="#F2F2F2" style:cell-protect="protected"/>
      <style:text-properties fo:color="#000000" style:font-name="Verdana" style:font-name-asian="Verdana" style:font-name-complex="Verdana" fo:font-size="8pt" style:font-size-asian="8pt" style:font-size-complex="8pt"/>
    </style:style>
    <style:style style:name="ce8" style:family="table-cell" style:parent-style-name="Default" style:data-style-name="N0"/>
    <style:style style:name="ce9" style:family="table-cell" style:parent-style-name="Standaard_32_3" style:data-style-name="N0">
      <style:table-cell-properties fo:border="thin solid #000000" style:vertical-align="automatic" fo:background-color="#A6A6A6" style:cell-protect="protected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10" style:family="table-cell" style:parent-style-name="Standaard_32_3" style:data-style-name="N3">
      <style:table-cell-properties fo:border="thin solid #000000" style:vertical-align="automatic" fo:background-color="#F2F2F2" style:cell-protect="protected"/>
      <style:text-properties fo:color="#000000" style:font-name="Verdana" style:font-name-asian="Verdana" style:font-name-complex="Verdana" fo:font-size="8pt" style:font-size-asian="8pt" style:font-size-complex="8pt"/>
    </style:style>
    <style:style style:name="ce11" style:family="table-cell" style:parent-style-name="Goed" style:data-style-name="N0">
      <style:table-cell-properties fo:border="thin solid #000000" fo:background-color="#F2F2F2"/>
      <style:text-properties fo:color="#000000"/>
    </style:style>
    <style:style style:name="ce12" style:family="table-cell" style:parent-style-name="Default" style:data-style-name="N0">
      <style:table-cell-properties fo:border="thin solid #000000" fo:background-color="#F2F2F2"/>
      <style:text-properties fo:color="#000000"/>
    </style:style>
    <style:style style:name="ce13" style:family="table-cell" style:parent-style-name="Goed" style:data-style-name="N0">
      <style:table-cell-properties fo:border="thin solid #000000" fo:background-color="#DAEEF3"/>
      <style:text-properties fo:color="#000000"/>
    </style:style>
    <style:style style:name="ce14" style:family="table-cell" style:parent-style-name="Goed" style:data-style-name="N20">
      <style:table-cell-properties fo:border="thin solid #000000" fo:background-color="#DAEEF3"/>
      <style:text-properties fo:color="#000000"/>
    </style:style>
    <style:style style:name="ce15" style:family="table-cell" style:parent-style-name="Default" style:data-style-name="N0">
      <style:table-cell-properties fo:border="thin solid #000000" fo:background-color="#92CDD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A6A6A6"/>
      <style:text-properties fo:font-weight="bold" style:font-weight-asian="bold" style:font-weight-complex="bold"/>
    </style:style>
    <style:style style:name="ce17" style:family="table-cell" style:parent-style-name="Neutraal" style:data-style-name="N0">
      <style:table-cell-properties fo:border="thin solid #000000" fo:background-color="#DAEEF3"/>
      <style:text-properties fo:color="#000000"/>
    </style:style>
    <style:style style:name="ce18" style:family="table-cell" style:parent-style-name="Standaard_32_3" style:data-style-name="N0">
      <style:table-cell-properties fo:border="thin solid #000000" style:vertical-align="automatic" fo:background-color="#F2F2F2" style:cell-protect="protected"/>
      <style:text-properties fo:color="#000000" style:font-name="Verdana" style:font-name-asian="Verdana" style:font-name-complex="Verdana" fo:font-size="8pt" style:font-size-asian="8pt" style:font-size-complex="8pt"/>
    </style:style>
    <style:style style:name="ce19" style:family="table-cell" style:parent-style-name="Standaard_32_3" style:data-style-name="N1">
      <style:table-cell-properties fo:border="thin solid #000000" style:vertical-align="automatic" fo:background-color="#F2F2F2" style:cell-protect="protected"/>
      <style:text-properties fo:color="#000000" style:font-name="Verdana" style:font-name-asian="Verdana" style:font-name-complex="Verdana" fo:font-size="8pt" style:font-size-asian="8pt" style:font-size-complex="8pt"/>
    </style:style>
    <style:style style:name="ce20" style:family="table-cell" style:parent-style-name="Neutraal" style:data-style-name="N20">
      <style:table-cell-properties fo:border="thin solid #000000" fo:background-color="#DAEEF3"/>
      <style:text-properties fo:color="#000000"/>
    </style:style>
    <style:style style:name="ce21" style:family="table-cell" style:parent-style-name="Standaard_32_3" style:data-style-name="N0">
      <style:table-cell-properties fo:border="thin solid #000000" style:vertical-align="automatic" fo:background-color="#A6A6A6" style:cell-protect="protected"/>
      <style:text-properties style:font-name="Verdana" style:font-name-asian="Verdana" style:font-name-complex="Verdana" fo:font-size="8pt" style:font-size-asian="8pt" style:font-size-complex="8pt" fo:font-weight="bold" style:font-weight-asian="bold" style:font-weight-complex="bold"/>
    </style:style>
    <style:style style:name="ce22" style:family="table-cell" style:parent-style-name="Standaard_32_3" style:data-style-name="N0">
      <style:table-cell-properties fo:border="thin solid #000000" style:vertical-align="automatic" fo:background-color="#F2F2F2" style:cell-protect="protected"/>
      <style:text-properties style:font-name="Verdana" style:font-name-asian="Verdana" style:font-name-complex="Verdana" fo:font-size="8pt" style:font-size-asian="8pt" style:font-size-complex="8pt"/>
    </style:style>
    <style:style style:name="ce23" style:family="table-cell" style:parent-style-name="Standaard_32_3" style:data-style-name="N0">
      <style:table-cell-properties fo:border="thin solid #000000" style:vertical-align="automatic" fo:background-color="#F2F2F2" style:cell-protect="protected"/>
      <style:text-properties style:font-name="Verdana" style:font-name-asian="Verdana" style:font-name-complex="Verdana" fo:font-size="8pt" style:font-size-asian="8pt" style:font-size-complex="8pt"/>
    </style:style>
    <style:style style:name="ce24" style:family="table-cell" style:parent-style-name="Goed" style:data-style-name="N0">
      <style:table-cell-properties fo:border="thin solid #000000" fo:background-color="#F2F2F2"/>
      <style:text-properties fo:color="#000000"/>
    </style:style>
    <style:style style:name="ce25" style:family="table-cell" style:parent-style-name="Goed" style:data-style-name="N0">
      <style:table-cell-properties fo:border="thin solid #000000" fo:background-color="#DAEEF3"/>
      <style:text-properties fo:color="#000000"/>
    </style:style>
    <style:style style:name="ce26" style:family="table-cell" style:parent-style-name="Default" style:data-style-name="N0">
      <style:table-cell-properties fo:border="thin solid #000000" fo:background-color="#92CDDC"/>
      <style:text-properties fo:font-weight="bold" style:font-weight-asian="bold" style:font-weight-complex="bold"/>
    </style:style>
    <style:style style:name="ce27" style:family="table-cell" style:parent-style-name="Standaard_32_3" style:data-style-name="N0">
      <style:table-cell-properties fo:border="thin solid #000000" style:vertical-align="automatic" fo:background-color="#F2F2F2" style:cell-protect="protected"/>
      <style:text-properties style:font-name="Verdana" style:font-name-asian="Verdana" style:font-name-complex="Verdana" fo:font-size="8pt" style:font-size-asian="8pt" style:font-size-complex="8pt"/>
    </style:style>
    <style:style style:name="ce28" style:family="table-cell" style:parent-style-name="Standaard_32_3" style:data-style-name="N0">
      <style:table-cell-properties fo:border="thin solid #000000" style:vertical-align="automatic" fo:background-color="#F2F2F2" style:cell-protect="protected"/>
      <style:text-properties fo:color="#000000" style:font-name="Verdana" style:font-name-asian="Verdana" style:font-name-complex="Verdana" fo:font-size="8pt" style:font-size-asian="8pt" style:font-size-complex="8pt"/>
    </style:style>
    <style:style style:name="ce29" style:family="table-cell" style:parent-style-name="Standaard_32_3" style:data-style-name="N0">
      <style:table-cell-properties fo:border="thin solid #000000" style:vertical-align="automatic" fo:background-color="#EEECE1" style:cell-protect="protected"/>
      <style:text-properties style:font-name="Verdana" style:font-name-asian="Verdana" style:font-name-complex="Verdana" fo:font-size="8pt" style:font-size-asian="8pt" style:font-size-complex="8pt"/>
    </style:style>
    <style:style style:name="ce30" style:family="table-cell" style:parent-style-name="Standaard_32_3" style:data-style-name="N0">
      <style:table-cell-properties fo:border="thin solid #000000" style:vertical-align="automatic" fo:background-color="#EEECE1" style:cell-protect="protected"/>
      <style:text-properties style:font-name="Verdana" style:font-name-asian="Verdana" style:font-name-complex="Verdana" fo:font-size="8pt" style:font-size-asian="8pt" style:font-size-complex="8pt"/>
    </style:style>
    <style:style style:name="ce31" style:family="table-cell" style:parent-style-name="Goed" style:data-style-name="N0">
      <style:table-cell-properties fo:border="thin solid #000000" fo:background-color="#EEECE1"/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9.02229166666667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5.50333333333333cm"/>
    </style:style>
    <style:style style:name="co9" style:family="table-column">
      <style:table-column-properties fo:break-before="auto" style:column-width="5.26520833333333cm"/>
    </style:style>
    <style:style style:name="co10" style:family="table-column">
      <style:table-column-properties fo:break-before="auto" style:column-width="0.529166666666667cm"/>
    </style:style>
    <style:style style:name="co11" style:family="table-column">
      <style:table-column-properties fo:break-before="auto" style:column-width="2.69875cm"/>
    </style:style>
    <style:style style:name="co12" style:family="table-column">
      <style:table-column-properties fo:break-before="auto" style:column-width="8.06979166666667cm"/>
    </style:style>
    <style:style style:name="co13" style:family="table-column">
      <style:table-column-properties fo:break-before="auto" style:column-width="3.94229166666667cm"/>
    </style:style>
    <style:style style:name="co14" style:family="table-column">
      <style:table-column-properties fo:break-before="auto" style:column-width="3.889375cm"/>
    </style:style>
    <style:style style:name="ro1" style:family="table-row">
      <style:table-row-properties style:row-height="10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O-SBO_20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5">
            <text:p>Brinvest</text:p>
          </table:table-cell>
          <table:table-cell office:value-type="string" table:style-name="ce5">
            <text:p>Bestuursnr.</text:p>
          </table:table-cell>
          <table:table-cell office:value-type="string" table:style-name="ce5">
            <text:p>Schoolnaam</text:p>
          </table:table-cell>
          <table:table-cell office:value-type="string" table:style-name="ce5">
            <text:p>Plaats</text:p>
          </table:table-cell>
          <table:table-cell office:value-type="string" table:style-name="ce5">
            <text:p>Sector</text:p>
          </table:table-cell>
          <table:table-cell office:value-type="string" table:style-name="ce6">
            <text:p>ES2015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6JZ-0</text:p>
          </table:table-cell>
          <table:table-cell office:value-type="float" office:value="41692" table:style-name="ce7">
            <text:p>41692</text:p>
          </table:table-cell>
          <table:table-cell office:value-type="string" table:style-name="ce7">
            <text:p>Basisschool 't Mozaiëk</text:p>
          </table:table-cell>
          <table:table-cell office:value-type="string" table:style-name="ce7">
            <text:p>Roermond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6NN-0</text:p>
          </table:table-cell>
          <table:table-cell office:value-type="float" office:value="75753" table:style-name="ce7">
            <text:p>75753</text:p>
          </table:table-cell>
          <table:table-cell office:value-type="string" table:style-name="ce7">
            <text:p>Juliana Daltonschool</text:p>
          </table:table-cell>
          <table:table-cell office:value-type="string" table:style-name="ce7">
            <text:p>Bussum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7UQ-0</text:p>
          </table:table-cell>
          <table:table-cell office:value-type="float" office:value="73724" table:style-name="ce7">
            <text:p>73724</text:p>
          </table:table-cell>
          <table:table-cell office:value-type="string" table:style-name="ce7">
            <text:p>St. Nicolaasschool</text:p>
          </table:table-cell>
          <table:table-cell office:value-type="string" table:style-name="ce7">
            <text:p>Haren (Gn.)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9UG-1</text:p>
          </table:table-cell>
          <table:table-cell office:value-type="float" office:value="61751" table:style-name="ce7">
            <text:p>61751</text:p>
          </table:table-cell>
          <table:table-cell office:value-type="string" table:style-name="ce7">
            <text:p>CBS De Fontein (Oranjestraat)</text:p>
          </table:table-cell>
          <table:table-cell office:value-type="string" table:style-name="ce7">
            <text:p>Westerhaar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0UB-0</text:p>
          </table:table-cell>
          <table:table-cell office:value-type="float" office:value="41349" table:style-name="ce7">
            <text:p>41349</text:p>
          </table:table-cell>
          <table:table-cell office:value-type="string" table:style-name="ce7">
            <text:p>OBS De Straap</text:p>
          </table:table-cell>
          <table:table-cell office:value-type="string" table:style-name="ce7">
            <text:p>Helmond</text:p>
          </table:table-cell>
          <table:table-cell office:value-type="string" table:style-name="ce7">
            <text:p>po</text:p>
          </table:table-cell>
          <table:table-cell office:value-type="string" table:style-name="ce4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3KM-0</text:p>
          </table:table-cell>
          <table:table-cell office:value-type="float" office:value="41506" table:style-name="ce7">
            <text:p>41506</text:p>
          </table:table-cell>
          <table:table-cell office:value-type="string" table:style-name="ce7">
            <text:p>BS De Lindegaerd</text:p>
          </table:table-cell>
          <table:table-cell office:value-type="string" table:style-name="ce7">
            <text:p>Meerssen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4FH-0</text:p>
          </table:table-cell>
          <table:table-cell office:value-type="float" office:value="76819" table:style-name="ce7">
            <text:p>76819</text:p>
          </table:table-cell>
          <table:table-cell office:value-type="string" table:style-name="ce7">
            <text:p>De Klokbeker</text:p>
          </table:table-cell>
          <table:table-cell office:value-type="string" table:style-name="ce7">
            <text:p>Ermelo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7YE-0</text:p>
          </table:table-cell>
          <table:table-cell office:value-type="float" office:value="40517" table:style-name="ce7">
            <text:p>40517</text:p>
          </table:table-cell>
          <table:table-cell office:value-type="string" table:style-name="ce7">
            <text:p>De Grebbe</text:p>
          </table:table-cell>
          <table:table-cell office:value-type="string" table:style-name="ce7">
            <text:p>Bergen op Zoom</text:p>
          </table:table-cell>
          <table:table-cell office:value-type="string" table:style-name="ce7">
            <text:p>po</text:p>
          </table:table-cell>
          <table:table-cell office:value-type="string" table:style-name="ce4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8JF-0</text:p>
          </table:table-cell>
          <table:table-cell office:value-type="float" office:value="41527" table:style-name="ce7">
            <text:p>41527</text:p>
          </table:table-cell>
          <table:table-cell office:value-type="string" table:style-name="ce7">
            <text:p>OBS De Venen</text:p>
          </table:table-cell>
          <table:table-cell office:value-type="string" table:style-name="ce7">
            <text:p>Reeuwijk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8MT-0</text:p>
          </table:table-cell>
          <table:table-cell office:value-type="float" office:value="41491" table:style-name="ce7">
            <text:p>41491</text:p>
          </table:table-cell>
          <table:table-cell office:value-type="string" table:style-name="ce7">
            <text:p>OBS De Vogelaar</text:p>
          </table:table-cell>
          <table:table-cell office:value-type="string" table:style-name="ce7">
            <text:p>Raalte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9US-0</text:p>
          </table:table-cell>
          <table:table-cell office:value-type="float" office:value="41645" table:style-name="ce7">
            <text:p>41645</text:p>
          </table:table-cell>
          <table:table-cell office:value-type="string" table:style-name="ce7">
            <text:p>Het Mozaiek, locatie Zwanebloem</text:p>
          </table:table-cell>
          <table:table-cell office:value-type="string" table:style-name="ce7">
            <text:p>Arnhem</text:p>
          </table:table-cell>
          <table:table-cell office:value-type="string" table:style-name="ce7">
            <text:p>po</text:p>
          </table:table-cell>
          <table:table-cell office:value-type="string" table:style-name="ce4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9US-1</text:p>
          </table:table-cell>
          <table:table-cell office:value-type="float" office:value="41645" table:style-name="ce7">
            <text:p>41645</text:p>
          </table:table-cell>
          <table:table-cell office:value-type="string" table:style-name="ce7">
            <text:p>Het Mozaiek, locatie Eimersingel</text:p>
          </table:table-cell>
          <table:table-cell office:value-type="string" table:style-name="ce7">
            <text:p>Arnhem</text:p>
          </table:table-cell>
          <table:table-cell office:value-type="string" table:style-name="ce7">
            <text:p>po</text:p>
          </table:table-cell>
          <table:table-cell office:value-type="string" table:style-name="ce4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4OB-0</text:p>
          </table:table-cell>
          <table:table-cell table:style-name="ce7"/>
          <table:table-cell office:value-type="string" table:style-name="ce7">
            <text:p>CBS De Wegwijzer</text:p>
          </table:table-cell>
          <table:table-cell office:value-type="string" table:style-name="ce7">
            <text:p>Overberg</text:p>
          </table:table-cell>
          <table:table-cell office:value-type="string" table:style-name="ce2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5BJ-0</text:p>
          </table:table-cell>
          <table:table-cell office:value-type="float" office:value="41000" table:style-name="ce7">
            <text:p>41000</text:p>
          </table:table-cell>
          <table:table-cell office:value-type="string" table:style-name="ce7">
            <text:p>Basisschool Sint Michaël</text:p>
          </table:table-cell>
          <table:table-cell office:value-type="string" table:style-name="ce7">
            <text:p>Harlingen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5UK-0</text:p>
          </table:table-cell>
          <table:table-cell office:value-type="float" office:value="41787" table:style-name="ce7">
            <text:p>41787</text:p>
          </table:table-cell>
          <table:table-cell office:value-type="string" table:style-name="ce7">
            <text:p>De Knienenbult</text:p>
          </table:table-cell>
          <table:table-cell office:value-type="string" table:style-name="ce7">
            <text:p>Westendorp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5VU-0</text:p>
          </table:table-cell>
          <table:table-cell office:value-type="float" office:value="95655" table:style-name="ce7">
            <text:p>95655</text:p>
          </table:table-cell>
          <table:table-cell office:value-type="string" table:style-name="ce7">
            <text:p>Casimirschool</text:p>
          </table:table-cell>
          <table:table-cell office:value-type="string" table:style-name="ce7">
            <text:p>Gouda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6YO-0</text:p>
          </table:table-cell>
          <table:table-cell office:value-type="float" office:value="71956" table:style-name="ce7">
            <text:p>71956</text:p>
          </table:table-cell>
          <table:table-cell office:value-type="string" table:style-name="ce7">
            <text:p>Daltonbasisschool De Borgwal</text:p>
          </table:table-cell>
          <table:table-cell office:value-type="string" table:style-name="ce7">
            <text:p>Bemmel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7BF-0</text:p>
          </table:table-cell>
          <table:table-cell table:style-name="ce7"/>
          <table:table-cell office:value-type="string" table:style-name="ce7">
            <text:p>Schoolvereniging De Nijepoort</text:p>
          </table:table-cell>
          <table:table-cell office:value-type="string" table:style-name="ce7">
            <text:p>Groenekan</text:p>
          </table:table-cell>
          <table:table-cell office:value-type="string" table:style-name="ce2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7GC-0</text:p>
          </table:table-cell>
          <table:table-cell table:style-name="ce7"/>
          <table:table-cell office:value-type="string" table:style-name="ce7">
            <text:p>OBS de Bolster</text:p>
          </table:table-cell>
          <table:table-cell office:value-type="string" table:style-name="ce7">
            <text:p>Sint-Michielsgestel</text:p>
          </table:table-cell>
          <table:table-cell office:value-type="string" table:style-name="ce2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8JZ-0</text:p>
          </table:table-cell>
          <table:table-cell office:value-type="float" office:value="41376" table:style-name="ce7">
            <text:p>41376</text:p>
          </table:table-cell>
          <table:table-cell office:value-type="string" table:style-name="ce7">
            <text:p>Dr. Maria Montessorischool</text:p>
          </table:table-cell>
          <table:table-cell office:value-type="string" table:style-name="ce7">
            <text:p>Huizen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8QO-0</text:p>
          </table:table-cell>
          <table:table-cell office:value-type="float" office:value="41373" table:style-name="ce7">
            <text:p>41373</text:p>
          </table:table-cell>
          <table:table-cell office:value-type="string" table:style-name="ce7">
            <text:p>St Pieter</text:p>
          </table:table-cell>
          <table:table-cell office:value-type="string" table:style-name="ce7">
            <text:p>Maastricht</text:p>
          </table:table-cell>
          <table:table-cell office:value-type="string" table:style-name="ce7">
            <text:p>po</text:p>
          </table:table-cell>
          <table:table-cell office:value-type="string" table:style-name="ce4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0AC-0</text:p>
          </table:table-cell>
          <table:table-cell office:value-type="float" office:value="41669" table:style-name="ce7">
            <text:p>41669</text:p>
          </table:table-cell>
          <table:table-cell office:value-type="string" table:style-name="ce7">
            <text:p>OBS De Moolhoek</text:p>
          </table:table-cell>
          <table:table-cell office:value-type="string" table:style-name="ce7">
            <text:p>Kapelle (Zeeland)</text:p>
          </table:table-cell>
          <table:table-cell office:value-type="string" table:style-name="ce7">
            <text:p>po</text:p>
          </table:table-cell>
          <table:table-cell office:value-type="string" table:style-name="ce4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0CR-0</text:p>
          </table:table-cell>
          <table:table-cell office:value-type="float" office:value="41527" table:style-name="ce7">
            <text:p>41527</text:p>
          </table:table-cell>
          <table:table-cell office:value-type="string" table:style-name="ce7">
            <text:p>'t Vogelnest</text:p>
          </table:table-cell>
          <table:table-cell office:value-type="string" table:style-name="ce7">
            <text:p>Bodegraven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1BF-0</text:p>
          </table:table-cell>
          <table:table-cell office:value-type="float" office:value="41492" table:style-name="ce7">
            <text:p>41492</text:p>
          </table:table-cell>
          <table:table-cell office:value-type="string" table:style-name="ce7">
            <text:p>obs De Mienskip</text:p>
          </table:table-cell>
          <table:table-cell office:value-type="string" table:style-name="ce7">
            <text:p>Buitenpost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1GH-0</text:p>
          </table:table-cell>
          <table:table-cell table:style-name="ce7"/>
          <table:table-cell office:value-type="string" table:style-name="ce7">
            <text:p>obs De Meerwaarde</text:p>
          </table:table-cell>
          <table:table-cell office:value-type="string" table:style-name="ce7">
            <text:p>Strijen</text:p>
          </table:table-cell>
          <table:table-cell office:value-type="string" table:style-name="ce2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1RR-0</text:p>
          </table:table-cell>
          <table:table-cell office:value-type="float" office:value="41270" table:style-name="ce7">
            <text:p>41270</text:p>
          </table:table-cell>
          <table:table-cell office:value-type="string" table:style-name="ce7">
            <text:p>Kindcentrum Willem Alexander</text:p>
          </table:table-cell>
          <table:table-cell office:value-type="string" table:style-name="ce7">
            <text:p>Steenwijk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2RQ-0</text:p>
          </table:table-cell>
          <table:table-cell office:value-type="float" office:value="25351" table:style-name="ce7">
            <text:p>25351</text:p>
          </table:table-cell>
          <table:table-cell office:value-type="string" table:style-name="ce7">
            <text:p>BS De Troubadour</text:p>
          </table:table-cell>
          <table:table-cell office:value-type="string" table:style-name="ce7">
            <text:p>Haaksbergen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2TH-0</text:p>
          </table:table-cell>
          <table:table-cell office:value-type="float" office:value="74049" table:style-name="ce7">
            <text:p>74049</text:p>
          </table:table-cell>
          <table:table-cell office:value-type="string" table:style-name="ce7">
            <text:p>BS de Haren (Kindcentrum)</text:p>
          </table:table-cell>
          <table:table-cell office:value-type="string" table:style-name="ce7">
            <text:p>'s-Hertogenbosch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5VU-0</text:p>
          </table:table-cell>
          <table:table-cell table:style-name="ce7"/>
          <table:table-cell office:value-type="string" table:style-name="ce7">
            <text:p>Basisschool 't Palet</text:p>
          </table:table-cell>
          <table:table-cell office:value-type="string" table:style-name="ce7">
            <text:p>Den Haag</text:p>
          </table:table-cell>
          <table:table-cell office:value-type="string" table:style-name="ce2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5ZF-0</text:p>
          </table:table-cell>
          <table:table-cell office:value-type="float" office:value="69877" table:style-name="ce7">
            <text:p>69877</text:p>
          </table:table-cell>
          <table:table-cell office:value-type="string" table:style-name="ce7">
            <text:p>Juliana van Stolbergschool</text:p>
          </table:table-cell>
          <table:table-cell office:value-type="string" table:style-name="ce7">
            <text:p>Hoogeveen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6BO-0</text:p>
          </table:table-cell>
          <table:table-cell table:style-name="ce7"/>
          <table:table-cell office:value-type="string" table:style-name="ce7">
            <text:p>Dr. Schaepmanschool</text:p>
          </table:table-cell>
          <table:table-cell office:value-type="string" table:style-name="ce7">
            <text:p>Barendrecht en Ridderkerk</text:p>
          </table:table-cell>
          <table:table-cell office:value-type="string" table:style-name="ce2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6NM-0</text:p>
          </table:table-cell>
          <table:table-cell office:value-type="float" office:value="41400" table:style-name="ce7">
            <text:p>41400</text:p>
          </table:table-cell>
          <table:table-cell office:value-type="string" table:style-name="ce7">
            <text:p>OBS Overvecht</text:p>
          </table:table-cell>
          <table:table-cell office:value-type="string" table:style-name="ce7">
            <text:p>Utrecht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8RK-0</text:p>
          </table:table-cell>
          <table:table-cell office:value-type="float" office:value="41561" table:style-name="ce7">
            <text:p>41561</text:p>
          </table:table-cell>
          <table:table-cell office:value-type="string" table:style-name="ce7">
            <text:p>OBS De Bloeiende Betuwe</text:p>
          </table:table-cell>
          <table:table-cell office:value-type="string" table:style-name="ce7">
            <text:p>Rhenoy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9TM-0</text:p>
          </table:table-cell>
          <table:table-cell office:value-type="float" office:value="42592" table:style-name="ce7">
            <text:p>42592</text:p>
          </table:table-cell>
          <table:table-cell office:value-type="string" table:style-name="ce7">
            <text:p>Nutsschool M.M. Boldingh</text:p>
          </table:table-cell>
          <table:table-cell office:value-type="string" table:style-name="ce7">
            <text:p>Den Haag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22KL-0</text:p>
          </table:table-cell>
          <table:table-cell office:value-type="float" office:value="69877" table:style-name="ce7">
            <text:p>69877</text:p>
          </table:table-cell>
          <table:table-cell office:value-type="string" table:style-name="ce7">
            <text:p>pcbs De Regenboog</text:p>
          </table:table-cell>
          <table:table-cell office:value-type="string" table:style-name="ce7">
            <text:p>Hoogeveen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27CL-0</text:p>
          </table:table-cell>
          <table:table-cell office:value-type="float" office:value="77195" table:style-name="ce7">
            <text:p>77195</text:p>
          </table:table-cell>
          <table:table-cell office:value-type="string" table:style-name="ce7">
            <text:p>De Achtbaan</text:p>
          </table:table-cell>
          <table:table-cell office:value-type="string" table:style-name="ce7">
            <text:p>Utrecht</text:p>
          </table:table-cell>
          <table:table-cell office:value-type="string" table:style-name="ce7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27UE-0</text:p>
          </table:table-cell>
          <table:table-cell table:style-name="ce7"/>
          <table:table-cell office:value-type="string" table:style-name="ce7">
            <text:p>Obs De Wizzert</text:p>
          </table:table-cell>
          <table:table-cell office:value-type="string" table:style-name="ce7">
            <text:p>Zeeland</text:p>
          </table:table-cell>
          <table:table-cell office:value-type="string" table:style-name="ce2">
            <text:p>p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0UI-0</text:p>
          </table:table-cell>
          <table:table-cell office:value-type="float" office:value="71488" table:style-name="ce7">
            <text:p>71488</text:p>
          </table:table-cell>
          <table:table-cell office:value-type="string" table:style-name="ce7">
            <text:p>SBO Michaëlschool</text:p>
          </table:table-cell>
          <table:table-cell office:value-type="string" table:style-name="ce7">
            <text:p>Amersfoort</text:p>
          </table:table-cell>
          <table:table-cell office:value-type="string" table:style-name="ce7">
            <text:p>sb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1FJ-0</text:p>
          </table:table-cell>
          <table:table-cell office:value-type="float" office:value="72464" table:style-name="ce7">
            <text:p>72464</text:p>
          </table:table-cell>
          <table:table-cell office:value-type="string" table:style-name="ce7">
            <text:p>SBO De Prinsenhof</text:p>
          </table:table-cell>
          <table:table-cell office:value-type="string" table:style-name="ce7">
            <text:p>Apeldoorn</text:p>
          </table:table-cell>
          <table:table-cell office:value-type="string" table:style-name="ce7">
            <text:p>sb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4DA-0<text:s/></text:p>
          </table:table-cell>
          <table:table-cell table:style-name="ce7"/>
          <table:table-cell office:value-type="string" table:style-name="ce7">
            <text:p>SBO De Evenaar<text:s/></text:p>
          </table:table-cell>
          <table:table-cell office:value-type="string" table:style-name="ce7">
            <text:p>Nieuwegein</text:p>
          </table:table-cell>
          <table:table-cell office:value-type="string" table:style-name="ce2">
            <text:p>sb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4PC-0</text:p>
          </table:table-cell>
          <table:table-cell office:value-type="float" office:value="41194" table:style-name="ce7">
            <text:p>41194</text:p>
          </table:table-cell>
          <table:table-cell office:value-type="string" table:style-name="ce7">
            <text:p>CSG Park en Dijk</text:p>
          </table:table-cell>
          <table:table-cell office:value-type="string" table:style-name="ce7">
            <text:p>Gouda</text:p>
          </table:table-cell>
          <table:table-cell office:value-type="string" table:style-name="ce7">
            <text:p>sb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06ZQ-0</text:p>
          </table:table-cell>
          <table:table-cell table:style-name="ce7"/>
          <table:table-cell office:value-type="string" table:style-name="ce7">
            <text:p>Kolom SBO Zuid, Meander</text:p>
          </table:table-cell>
          <table:table-cell office:value-type="string" table:style-name="ce7">
            <text:p>Amsterdam</text:p>
          </table:table-cell>
          <table:table-cell office:value-type="string" table:style-name="ce2">
            <text:p>sb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19RE-0</text:p>
          </table:table-cell>
          <table:table-cell office:value-type="float" office:value="41274" table:style-name="ce7">
            <text:p>41274</text:p>
          </table:table-cell>
          <table:table-cell office:value-type="string" table:style-name="ce7">
            <text:p>SBO Panta rhei</text:p>
          </table:table-cell>
          <table:table-cell office:value-type="string" table:style-name="ce7">
            <text:p>Deventer</text:p>
          </table:table-cell>
          <table:table-cell office:value-type="string" table:style-name="ce7">
            <text:p>sb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20SQ-0</text:p>
          </table:table-cell>
          <table:table-cell table:style-name="ce7"/>
          <table:table-cell office:value-type="string" table:style-name="ce7">
            <text:p>De Rank</text:p>
          </table:table-cell>
          <table:table-cell office:value-type="string" table:style-name="ce7">
            <text:p>Almelo</text:p>
          </table:table-cell>
          <table:table-cell office:value-type="string" table:style-name="ce2">
            <text:p>sbo</text:p>
          </table:table-cell>
          <table:table-cell office:value-type="string" table:style-name="ce3">
            <text:p>Ja<text:s/></text:p>
          </table:table-cell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  <table:table table:name="VO-PRO_2015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9">
            <text:p>Brinvest</text:p>
          </table:table-cell>
          <table:table-cell office:value-type="string" table:style-name="ce9">
            <text:p>Bestuursnr.</text:p>
          </table:table-cell>
          <table:table-cell office:value-type="string" table:style-name="ce9">
            <text:p>Schoolnaam</text:p>
          </table:table-cell>
          <table:table-cell office:value-type="string" table:style-name="ce9">
            <text:p>Plaats</text:p>
          </table:table-cell>
          <table:table-cell office:value-type="string" table:style-name="ce9">
            <text:p>Sector</text:p>
          </table:table-cell>
          <table:table-cell office:value-type="string" table:style-name="ce9">
            <text:p>Afdeling</text:p>
          </table:table-cell>
          <table:table-cell office:value-type="string" table:style-name="ce16">
            <text:p>Afdeling specificatie*</text:p>
          </table:table-cell>
          <table:table-cell office:value-type="string" table:style-name="ce15">
            <text:p>ES2015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0">
            <text:p>01GN-0</text:p>
          </table:table-cell>
          <table:table-cell office:value-type="float" office:value="40842" table:style-name="ce19">
            <text:p>40842</text:p>
          </table:table-cell>
          <table:table-cell office:value-type="string" table:style-name="ce18">
            <text:p>Valuas College</text:p>
          </table:table-cell>
          <table:table-cell office:value-type="string" table:style-name="ce18">
            <text:p>Venlo</text:p>
          </table:table-cell>
          <table:table-cell office:value-type="string" table:style-name="ce18">
            <text:p>vo</text:p>
          </table:table-cell>
          <table:table-cell office:value-type="string" table:style-name="ce12">
            <text:p>Havo</text:p>
          </table:table-cell>
          <table:table-cell table:style-name="ce12"/>
          <table:table-cell office:value-type="string" table:style-name="ce14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8">
            <text:p>02ST-0</text:p>
          </table:table-cell>
          <table:table-cell office:value-type="float" office:value="41281" table:style-name="ce18">
            <text:p>41281</text:p>
          </table:table-cell>
          <table:table-cell office:value-type="string" table:style-name="ce18">
            <text:p>Kandinsky College</text:p>
          </table:table-cell>
          <table:table-cell office:value-type="string" table:style-name="ce18">
            <text:p>Nijmegen</text:p>
          </table:table-cell>
          <table:table-cell office:value-type="string" table:style-name="ce18">
            <text:p>vo</text:p>
          </table:table-cell>
          <table:table-cell office:value-type="string" table:style-name="ce12">
            <text:p>Vwo</text:p>
          </table:table-cell>
          <table:table-cell table:style-name="ce12"/>
          <table:table-cell office:value-type="string" table:style-name="ce13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02ST-4</text:p>
          </table:table-cell>
          <table:table-cell office:value-type="float" office:value="41281" table:style-name="ce18">
            <text:p>41281</text:p>
          </table:table-cell>
          <table:table-cell office:value-type="string" table:style-name="ce11">
            <text:p>Kandinsky College</text:p>
          </table:table-cell>
          <table:table-cell office:value-type="string" table:style-name="ce11">
            <text:p>Molenhoek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Basis, Kader, GL/TL</text:p>
          </table:table-cell>
          <table:table-cell office:value-type="string" table:style-name="ce13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02TC-3</text:p>
          </table:table-cell>
          <table:table-cell office:value-type="float" office:value="31226" table:style-name="ce18">
            <text:p>31226</text:p>
          </table:table-cell>
          <table:table-cell office:value-type="string" table:style-name="ce11">
            <text:p>Christiaan Huygens College Olympia</text:p>
          </table:table-cell>
          <table:table-cell office:value-type="string" table:style-name="ce11">
            <text:p>Eindhov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TL</text:p>
          </table:table-cell>
          <table:table-cell office:value-type="string" table:style-name="ce13">
            <text:p>Ja</text:p>
          </table:table-cell>
          <table:table-cell table:style-name="ce8"/>
          <table:table-cell office:value-type="string" table:style-name="ce8">
            <text:p>*Afdeling VMBO werd als één aanmelding gezien in 2012 t/m 2014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14RC-0</text:p>
          </table:table-cell>
          <table:table-cell office:value-type="float" office:value="41297" table:style-name="ce19">
            <text:p>41297</text:p>
          </table:table-cell>
          <table:table-cell office:value-type="string" table:style-name="ce18">
            <text:p>Meerwegen Scholengroep, Farel College</text:p>
          </table:table-cell>
          <table:table-cell office:value-type="string" table:style-name="ce18">
            <text:p>Amersfoort</text:p>
          </table:table-cell>
          <table:table-cell office:value-type="string" table:style-name="ce18">
            <text:p>vo</text:p>
          </table:table-cell>
          <table:table-cell office:value-type="string" table:style-name="ce12">
            <text:p>Havo</text:p>
          </table:table-cell>
          <table:table-cell table:style-name="ce12"/>
          <table:table-cell office:value-type="string" table:style-name="ce13">
            <text:p>Ja</text:p>
          </table:table-cell>
          <table:table-cell table:style-name="ce8"/>
          <table:table-cell office:value-type="string" table:style-name="ce8">
            <text:p>*Afdeling VMBO wordt als aparte aanmelding gezien vanaf 2015</text:p>
          </table:table-cell>
          <table:table-cell table:number-columns-repeated="16374"/>
        </table:table-row>
        <table:table-row table:style-name="ro1">
          <table:table-cell office:value-type="string" table:style-name="ce11">
            <text:p>14TD-0</text:p>
          </table:table-cell>
          <table:table-cell table:style-name="ce18"/>
          <table:table-cell office:value-type="string" table:style-name="ce11">
            <text:p>Rijnlands Lyceum Sassenheim</text:p>
          </table:table-cell>
          <table:table-cell office:value-type="string" table:style-name="ce11">
            <text:p>Sassenhei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14TD-0</text:p>
          </table:table-cell>
          <table:table-cell table:style-name="ce18"/>
          <table:table-cell office:value-type="string" table:style-name="ce11">
            <text:p>Rijnlands Lyceum Sassenheim</text:p>
          </table:table-cell>
          <table:table-cell office:value-type="string" table:style-name="ce11">
            <text:p>Sassenhei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TL</text:p>
          </table:table-cell>
          <table:table-cell office:value-type="string" table:style-name="ce13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14TD-0</text:p>
          </table:table-cell>
          <table:table-cell table:style-name="ce18"/>
          <table:table-cell office:value-type="string" table:style-name="ce11">
            <text:p>Rijnlands Lyceum Sassenheim</text:p>
          </table:table-cell>
          <table:table-cell office:value-type="string" table:style-name="ce11">
            <text:p>Sassenhei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16SW-0</text:p>
          </table:table-cell>
          <table:table-cell office:value-type="float" office:value="77494" table:style-name="ce18">
            <text:p>77494</text:p>
          </table:table-cell>
          <table:table-cell office:value-type="string" table:style-name="ce11">
            <text:p>Metameer</text:p>
          </table:table-cell>
          <table:table-cell office:value-type="string" table:style-name="ce11">
            <text:p>Stevensbeek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16SW-3</text:p>
          </table:table-cell>
          <table:table-cell office:value-type="float" office:value="77494" table:style-name="ce18">
            <text:p>77494</text:p>
          </table:table-cell>
          <table:table-cell office:value-type="string" table:style-name="ce11">
            <text:p>Metameer Jenaplan Boxmeer</text:p>
          </table:table-cell>
          <table:table-cell office:value-type="string" table:style-name="ce11">
            <text:p>St. Anthonis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Basis, Kader, GL/TL</text:p>
          </table:table-cell>
          <table:table-cell office:value-type="string" table:style-name="ce13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20BK-0</text:p>
          </table:table-cell>
          <table:table-cell office:value-type="float" office:value="41840" table:style-name="ce18">
            <text:p>41840</text:p>
          </table:table-cell>
          <table:table-cell office:value-type="string" table:style-name="ce11">
            <text:p>Stedelijk College Eindhoven (Henegouwenlaan)</text:p>
          </table:table-cell>
          <table:table-cell office:value-type="string" table:style-name="ce11">
            <text:p>Eindhov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4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20BK-0</text:p>
          </table:table-cell>
          <table:table-cell office:value-type="float" office:value="41840" table:style-name="ce18">
            <text:p>41840</text:p>
          </table:table-cell>
          <table:table-cell office:value-type="string" table:style-name="ce11">
            <text:p>Stedelijk College Eindhoven (Henegouwenlaan)</text:p>
          </table:table-cell>
          <table:table-cell office:value-type="string" table:style-name="ce11">
            <text:p>Eindhov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4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20BK-0</text:p>
          </table:table-cell>
          <table:table-cell office:value-type="float" office:value="41840" table:style-name="ce18">
            <text:p>41840</text:p>
          </table:table-cell>
          <table:table-cell office:value-type="string" table:style-name="ce11">
            <text:p>Stedelijk College Eindhoven (Henegouwenlaan)</text:p>
          </table:table-cell>
          <table:table-cell office:value-type="string" table:style-name="ce11">
            <text:p>Eindhov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TL</text:p>
          </table:table-cell>
          <table:table-cell office:value-type="string" table:style-name="ce14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20EO-0</text:p>
          </table:table-cell>
          <table:table-cell office:value-type="float" office:value="41285" table:style-name="ce18">
            <text:p>41285</text:p>
          </table:table-cell>
          <table:table-cell office:value-type="string" table:style-name="ce11">
            <text:p>Stedelijke Scholengemeenschap Nijmegen</text:p>
          </table:table-cell>
          <table:table-cell office:value-type="string" table:style-name="ce11">
            <text:p>Nijmeg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4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20EO-0</text:p>
          </table:table-cell>
          <table:table-cell office:value-type="float" office:value="41285" table:style-name="ce18">
            <text:p>41285</text:p>
          </table:table-cell>
          <table:table-cell office:value-type="string" table:style-name="ce11">
            <text:p>Stedelijke Scholengemeenschap Nijmegen</text:p>
          </table:table-cell>
          <table:table-cell office:value-type="string" table:style-name="ce11">
            <text:p>Nijmeg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4">
            <text:p>Ja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20EO-0</text:p>
          </table:table-cell>
          <table:table-cell office:value-type="float" office:value="41285" table:style-name="ce18">
            <text:p>41285</text:p>
          </table:table-cell>
          <table:table-cell office:value-type="string" table:style-name="ce11">
            <text:p>Stedelijke Scholengemeenschap Nijmegen</text:p>
          </table:table-cell>
          <table:table-cell office:value-type="string" table:style-name="ce11">
            <text:p>Nijmeg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TL</text:p>
          </table:table-cell>
          <table:table-cell office:value-type="string" table:style-name="ce14">
            <text:p>Ja</text:p>
          </table:table-cell>
          <table:table-cell table:style-name="ce1"/>
          <table:table-cell table:style-name="ce8"/>
          <table:table-cell table:number-columns-repeated="16374"/>
        </table:table-row>
        <table:table-row table:style-name="ro1">
          <table:table-cell office:value-type="string" table:style-name="ce11">
            <text:p>20IB-0</text:p>
          </table:table-cell>
          <table:table-cell office:value-type="float" office:value="41211" table:style-name="ce18">
            <text:p>41211</text:p>
          </table:table-cell>
          <table:table-cell office:value-type="string" table:style-name="ce11">
            <text:p>Eckartcollege</text:p>
          </table:table-cell>
          <table:table-cell office:value-type="string" table:style-name="ce11">
            <text:p>Eindhov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4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20IB-0</text:p>
          </table:table-cell>
          <table:table-cell office:value-type="float" office:value="41211" table:style-name="ce18">
            <text:p>41211</text:p>
          </table:table-cell>
          <table:table-cell office:value-type="string" table:style-name="ce11">
            <text:p>Eckartcollege</text:p>
          </table:table-cell>
          <table:table-cell office:value-type="string" table:style-name="ce11">
            <text:p>Eindhov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4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20IB-0</text:p>
          </table:table-cell>
          <table:table-cell office:value-type="float" office:value="41211" table:style-name="ce18">
            <text:p>41211</text:p>
          </table:table-cell>
          <table:table-cell office:value-type="string" table:style-name="ce11">
            <text:p>Eckartcollege</text:p>
          </table:table-cell>
          <table:table-cell office:value-type="string" table:style-name="ce11">
            <text:p>Eindhov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TL</text:p>
          </table:table-cell>
          <table:table-cell office:value-type="string" table:style-name="ce14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20JX-4</text:p>
          </table:table-cell>
          <table:table-cell office:value-type="float" office:value="41211" table:style-name="ce18">
            <text:p>41211</text:p>
          </table:table-cell>
          <table:table-cell office:value-type="string" table:style-name="ce11">
            <text:p>Dr.-Knippenbergcollege</text:p>
          </table:table-cell>
          <table:table-cell office:value-type="string" table:style-name="ce11">
            <text:p>Helmond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21CS-3</text:p>
          </table:table-cell>
          <table:table-cell office:value-type="float" office:value="40501" table:style-name="ce18">
            <text:p>40501</text:p>
          </table:table-cell>
          <table:table-cell office:value-type="string" table:style-name="ce11">
            <text:p>Citaverde College</text:p>
          </table:table-cell>
          <table:table-cell office:value-type="string" table:style-name="ce11">
            <text:p>Heerl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GL</text:p>
          </table:table-cell>
          <table:table-cell office:value-type="string" table:style-name="ce14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23VL-0</text:p>
          </table:table-cell>
          <table:table-cell table:style-name="ce18"/>
          <table:table-cell office:value-type="string" table:style-name="ce11">
            <text:p>Quvier (Pieter Zandt scholengemeenschap)</text:p>
          </table:table-cell>
          <table:table-cell office:value-type="string" table:style-name="ce11">
            <text:p>Kamp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Basis, Kader, GL/TL</text:p>
          </table:table-cell>
          <table:table-cell office:value-type="string" table:style-name="ce13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27ZF-0</text:p>
          </table:table-cell>
          <table:table-cell office:value-type="float" office:value="41211" table:style-name="ce18">
            <text:p>41211</text:p>
          </table:table-cell>
          <table:table-cell office:value-type="string" table:style-name="ce11">
            <text:p>Lyceum Bisschop Bekkers</text:p>
          </table:table-cell>
          <table:table-cell office:value-type="string" table:style-name="ce11">
            <text:p>Eindhov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4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27ZF-0</text:p>
          </table:table-cell>
          <table:table-cell office:value-type="float" office:value="41211" table:style-name="ce18">
            <text:p>41211</text:p>
          </table:table-cell>
          <table:table-cell office:value-type="string" table:style-name="ce11">
            <text:p>Lyceum Bisschop Bekkers</text:p>
          </table:table-cell>
          <table:table-cell office:value-type="string" table:style-name="ce11">
            <text:p>Eindhov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4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03JY-6</text:p>
          </table:table-cell>
          <table:table-cell office:value-type="float" office:value="41815" table:style-name="ce18">
            <text:p>41815</text:p>
          </table:table-cell>
          <table:table-cell office:value-type="string" table:style-name="ce11">
            <text:p>Calvijn College (pro)</text:p>
          </table:table-cell>
          <table:table-cell office:value-type="string" table:style-name="ce11">
            <text:p>Krabbendijke</text:p>
          </table:table-cell>
          <table:table-cell office:value-type="string" table:style-name="ce12">
            <text:p>pro</text:p>
          </table:table-cell>
          <table:table-cell table:style-name="ce12"/>
          <table:table-cell table:style-name="ce11"/>
          <table:table-cell office:value-type="string" table:style-name="ce13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15IS-0</text:p>
          </table:table-cell>
          <table:table-cell office:value-type="float" office:value="40517" table:style-name="ce18">
            <text:p>40517</text:p>
          </table:table-cell>
          <table:table-cell office:value-type="string" table:style-name="ce11">
            <text:p>Het Kwadrant</text:p>
          </table:table-cell>
          <table:table-cell office:value-type="string" table:style-name="ce11">
            <text:p>Bergen op Zoom</text:p>
          </table:table-cell>
          <table:table-cell office:value-type="string" table:style-name="ce12">
            <text:p>pro</text:p>
          </table:table-cell>
          <table:table-cell table:style-name="ce12"/>
          <table:table-cell table:style-name="ce11"/>
          <table:table-cell office:value-type="string" table:style-name="ce13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17UX-0</text:p>
          </table:table-cell>
          <table:table-cell table:style-name="ce18"/>
          <table:table-cell office:value-type="string" table:style-name="ce11">
            <text:p>Wildveld praktijkonderwijs</text:p>
          </table:table-cell>
          <table:table-cell office:value-type="string" table:style-name="ce11">
            <text:p>Venlo</text:p>
          </table:table-cell>
          <table:table-cell office:value-type="string" table:style-name="ce12">
            <text:p>pro</text:p>
          </table:table-cell>
          <table:table-cell table:style-name="ce12"/>
          <table:table-cell table:style-name="ce11"/>
          <table:table-cell office:value-type="string" table:style-name="ce14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02ST-0</text:p>
          </table:table-cell>
          <table:table-cell office:value-type="float" office:value="41281" table:style-name="ce18">
            <text:p>41281</text:p>
          </table:table-cell>
          <table:table-cell office:value-type="string" table:style-name="ce11">
            <text:p>Kandinsky College</text:p>
          </table:table-cell>
          <table:table-cell office:value-type="string" table:style-name="ce11">
            <text:p>Nijmeg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TL</text:p>
          </table:table-cell>
          <table:table-cell office:value-type="string" table:style-name="ce13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02ST-0</text:p>
          </table:table-cell>
          <table:table-cell office:value-type="float" office:value="41281" table:style-name="ce18">
            <text:p>41281</text:p>
          </table:table-cell>
          <table:table-cell office:value-type="string" table:style-name="ce11">
            <text:p>Kandinsky College</text:p>
          </table:table-cell>
          <table:table-cell office:value-type="string" table:style-name="ce11">
            <text:p>Nijmeg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03JY-0</text:p>
          </table:table-cell>
          <table:table-cell office:value-type="float" office:value="41815" table:style-name="ce18">
            <text:p>41815</text:p>
          </table:table-cell>
          <table:table-cell office:value-type="string" table:style-name="ce11">
            <text:p>Calvijn College Goes</text:p>
          </table:table-cell>
          <table:table-cell office:value-type="string" table:style-name="ce11">
            <text:p>Goes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14SM-0</text:p>
          </table:table-cell>
          <table:table-cell office:value-type="float" office:value="40696" table:style-name="ce18">
            <text:p>40696</text:p>
          </table:table-cell>
          <table:table-cell office:value-type="string" table:style-name="ce11">
            <text:p>Goois Lyceum</text:p>
          </table:table-cell>
          <table:table-cell office:value-type="string" table:style-name="ce11">
            <text:p>Bussu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1">
            <text:p>14SM-0</text:p>
          </table:table-cell>
          <table:table-cell office:value-type="float" office:value="40696" table:style-name="ce18">
            <text:p>40696</text:p>
          </table:table-cell>
          <table:table-cell office:value-type="string" table:style-name="ce11">
            <text:p>Goois Lyceum</text:p>
          </table:table-cell>
          <table:table-cell office:value-type="string" table:style-name="ce11">
            <text:p>Bussu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text:s/></text:p>
          </table:table-cell>
          <table:table-cell table:style-name="ce11"/>
          <table:table-cell office:value-type="string" table:style-name="ce13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6PK-7</text:p>
          </table:table-cell>
          <table:table-cell office:value-type="float" office:value="20151" table:style-name="ce18">
            <text:p>20151</text:p>
          </table:table-cell>
          <table:table-cell office:value-type="string" table:style-name="ce11">
            <text:p>CSG Calvijn Juliana</text:p>
          </table:table-cell>
          <table:table-cell office:value-type="string" table:style-name="ce11">
            <text:p>Rotterda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GL/TL</text:p>
          </table:table-cell>
          <table:table-cell office:value-type="string" table:style-name="ce13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9HR-0</text:p>
          </table:table-cell>
          <table:table-cell office:value-type="float" office:value="40842" table:style-name="ce18">
            <text:p>40842</text:p>
          </table:table-cell>
          <table:table-cell office:value-type="string" table:style-name="ce11">
            <text:p>Blariacumcollege</text:p>
          </table:table-cell>
          <table:table-cell office:value-type="string" table:style-name="ce11">
            <text:p>Venlo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GL/TL</text:p>
          </table:table-cell>
          <table:table-cell office:value-type="string" table:style-name="ce14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20CI-0</text:p>
          </table:table-cell>
          <table:table-cell office:value-type="float" office:value="41285" table:style-name="ce18">
            <text:p>41285</text:p>
          </table:table-cell>
          <table:table-cell office:value-type="string" table:style-name="ce11">
            <text:p>Stedelijk Gymnasium Nijmegen</text:p>
          </table:table-cell>
          <table:table-cell office:value-type="string" table:style-name="ce11">
            <text:p>Nijmeg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4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21CS-1</text:p>
          </table:table-cell>
          <table:table-cell office:value-type="float" office:value="40501" table:style-name="ce18">
            <text:p>40501</text:p>
          </table:table-cell>
          <table:table-cell office:value-type="string" table:style-name="ce11">
            <text:p>Citaverde College</text:p>
          </table:table-cell>
          <table:table-cell office:value-type="string" table:style-name="ce11">
            <text:p>Horst aan de Maas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Basis, Kader, GL/TL</text:p>
          </table:table-cell>
          <table:table-cell office:value-type="string" table:style-name="ce13">
            <text:p>Ja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0VY-0</text:p>
          </table:table-cell>
          <table:table-cell office:value-type="float" office:value="49155" table:style-name="ce18">
            <text:p>49155</text:p>
          </table:table-cell>
          <table:table-cell office:value-type="string" table:style-name="ce11">
            <text:p>Cals College</text:p>
          </table:table-cell>
          <table:table-cell office:value-type="string" table:style-name="ce11">
            <text:p>Nieuwegei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2DC-3</text:p>
          </table:table-cell>
          <table:table-cell office:value-type="float" office:value="41297" table:style-name="ce18">
            <text:p>41297</text:p>
          </table:table-cell>
          <table:table-cell office:value-type="string" table:style-name="ce11">
            <text:p>Corlaer College</text:p>
          </table:table-cell>
          <table:table-cell office:value-type="string" table:style-name="ce11">
            <text:p>Nijkerk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2DC-3</text:p>
          </table:table-cell>
          <table:table-cell office:value-type="float" office:value="41297" table:style-name="ce18">
            <text:p>41297</text:p>
          </table:table-cell>
          <table:table-cell office:value-type="string" table:style-name="ce11">
            <text:p>Corlaer College</text:p>
          </table:table-cell>
          <table:table-cell office:value-type="string" table:style-name="ce11">
            <text:p>Nijkerk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2GP-0</text:p>
          </table:table-cell>
          <table:table-cell office:value-type="float" office:value="46879" table:style-name="ce18">
            <text:p>46879</text:p>
          </table:table-cell>
          <table:table-cell office:value-type="string" table:style-name="ce11">
            <text:p>Rijnlands Lyceum Wassenaar</text:p>
          </table:table-cell>
          <table:table-cell office:value-type="string" table:style-name="ce11">
            <text:p>Wassenaar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2GP-0</text:p>
          </table:table-cell>
          <table:table-cell office:value-type="float" office:value="46879" table:style-name="ce18">
            <text:p>46879</text:p>
          </table:table-cell>
          <table:table-cell office:value-type="string" table:style-name="ce11">
            <text:p>Rijnlands Lyceum Wassenaar</text:p>
          </table:table-cell>
          <table:table-cell office:value-type="string" table:style-name="ce11">
            <text:p>Wassenaar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2QZ-0</text:p>
          </table:table-cell>
          <table:table-cell office:value-type="float" office:value="71553" table:style-name="ce18">
            <text:p>71553</text:p>
          </table:table-cell>
          <table:table-cell office:value-type="string" table:style-name="ce11">
            <text:p>Keizer Karel College</text:p>
          </table:table-cell>
          <table:table-cell office:value-type="string" table:style-name="ce11">
            <text:p>Amstelve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2QZ-0</text:p>
          </table:table-cell>
          <table:table-cell office:value-type="float" office:value="71553" table:style-name="ce18">
            <text:p>71553</text:p>
          </table:table-cell>
          <table:table-cell office:value-type="string" table:style-name="ce11">
            <text:p>Keizer Karel College</text:p>
          </table:table-cell>
          <table:table-cell office:value-type="string" table:style-name="ce11">
            <text:p>Amstelve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2TZ-0</text:p>
          </table:table-cell>
          <table:table-cell office:value-type="float" office:value="41281" table:style-name="ce18">
            <text:p>41281</text:p>
          </table:table-cell>
          <table:table-cell office:value-type="string" table:style-name="ce11">
            <text:p>St. Michaël College</text:p>
          </table:table-cell>
          <table:table-cell office:value-type="string" table:style-name="ce11">
            <text:p>Zaanda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2TZ-0</text:p>
          </table:table-cell>
          <table:table-cell office:value-type="float" office:value="78001" table:style-name="ce18">
            <text:p>78001</text:p>
          </table:table-cell>
          <table:table-cell office:value-type="string" table:style-name="ce11">
            <text:p>St. Michaël College</text:p>
          </table:table-cell>
          <table:table-cell office:value-type="string" table:style-name="ce11">
            <text:p>Zaanda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3FO-0</text:p>
          </table:table-cell>
          <table:table-cell office:value-type="float" office:value="20187" table:style-name="ce18">
            <text:p>20187</text:p>
          </table:table-cell>
          <table:table-cell office:value-type="string" table:style-name="ce11">
            <text:p>Comenius College</text:p>
          </table:table-cell>
          <table:table-cell office:value-type="string" table:style-name="ce11">
            <text:p>Hilversu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TL</text:p>
          </table:table-cell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3FO-0</text:p>
          </table:table-cell>
          <table:table-cell office:value-type="float" office:value="20187" table:style-name="ce18">
            <text:p>20187</text:p>
          </table:table-cell>
          <table:table-cell office:value-type="string" table:style-name="ce11">
            <text:p>Comenius College</text:p>
          </table:table-cell>
          <table:table-cell office:value-type="string" table:style-name="ce11">
            <text:p>Hilversu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3FO-0</text:p>
          </table:table-cell>
          <table:table-cell office:value-type="float" office:value="20187" table:style-name="ce18">
            <text:p>20187</text:p>
          </table:table-cell>
          <table:table-cell office:value-type="string" table:style-name="ce11">
            <text:p>Comenius College</text:p>
          </table:table-cell>
          <table:table-cell office:value-type="string" table:style-name="ce11">
            <text:p>Hilversu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5KR-0</text:p>
          </table:table-cell>
          <table:table-cell office:value-type="float" office:value="41775" table:style-name="ce18">
            <text:p>41775</text:p>
          </table:table-cell>
          <table:table-cell office:value-type="string" table:style-name="ce11">
            <text:p>Wolfert van Borselen TTO</text:p>
          </table:table-cell>
          <table:table-cell office:value-type="string" table:style-name="ce11">
            <text:p>Rotterda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7WQ-5</text:p>
          </table:table-cell>
          <table:table-cell office:value-type="float" office:value="31137" table:style-name="ce18">
            <text:p>31137</text:p>
          </table:table-cell>
          <table:table-cell office:value-type="string" table:style-name="ce11">
            <text:p>Geuzencollege</text:p>
          </table:table-cell>
          <table:table-cell office:value-type="string" table:style-name="ce11">
            <text:p>Vlaarding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Basis, Kader</text:p>
          </table:table-cell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20FR-3</text:p>
          </table:table-cell>
          <table:table-cell office:value-type="float" office:value="20151" table:style-name="ce18">
            <text:p>20151</text:p>
          </table:table-cell>
          <table:table-cell office:value-type="string" table:style-name="ce11">
            <text:p>PENTA College CSG De Oude Maas</text:p>
          </table:table-cell>
          <table:table-cell office:value-type="string" table:style-name="ce11">
            <text:p>Spijkenisse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TL</text:p>
          </table:table-cell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24TG-0</text:p>
          </table:table-cell>
          <table:table-cell office:value-type="float" office:value="40696" table:style-name="ce18">
            <text:p>40696</text:p>
          </table:table-cell>
          <table:table-cell office:value-type="string" table:style-name="ce11">
            <text:p>Vechtstede College</text:p>
          </table:table-cell>
          <table:table-cell office:value-type="string" table:style-name="ce11">
            <text:p>Weesp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1AI-0</text:p>
          </table:table-cell>
          <table:table-cell office:value-type="float" office:value="40696" table:style-name="ce18">
            <text:p>40696</text:p>
          </table:table-cell>
          <table:table-cell office:value-type="string" table:style-name="ce11">
            <text:p>Gooise Praktijkschool</text:p>
          </table:table-cell>
          <table:table-cell office:value-type="string" table:style-name="ce11">
            <text:p>Hilversum</text:p>
          </table:table-cell>
          <table:table-cell office:value-type="string" table:style-name="ce12">
            <text:p>pro</text:p>
          </table:table-cell>
          <table:table-cell table:style-name="ce12"/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26HN-0</text:p>
          </table:table-cell>
          <table:table-cell office:value-type="float" office:value="40700" table:style-name="ce18">
            <text:p>40700</text:p>
          </table:table-cell>
          <table:table-cell office:value-type="string" table:style-name="ce11">
            <text:p>Limes praktijkonderwijs</text:p>
          </table:table-cell>
          <table:table-cell office:value-type="string" table:style-name="ce11">
            <text:p>Katwijk</text:p>
          </table:table-cell>
          <table:table-cell office:value-type="string" table:style-name="ce12">
            <text:p>pro</text:p>
          </table:table-cell>
          <table:table-cell table:style-name="ce12"/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26LT-0</text:p>
          </table:table-cell>
          <table:table-cell office:value-type="float" office:value="41525" table:style-name="ce18">
            <text:p>41525</text:p>
          </table:table-cell>
          <table:table-cell office:value-type="string" table:style-name="ce11">
            <text:p>Het Segment</text:p>
          </table:table-cell>
          <table:table-cell office:value-type="string" table:style-name="ce11">
            <text:p>Gouda</text:p>
          </table:table-cell>
          <table:table-cell office:value-type="string" table:style-name="ce12">
            <text:p>pro</text:p>
          </table:table-cell>
          <table:table-cell table:style-name="ce12"/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29VZ-0</text:p>
          </table:table-cell>
          <table:table-cell office:value-type="float" office:value="41071" table:style-name="ce18">
            <text:p>41071</text:p>
          </table:table-cell>
          <table:table-cell office:value-type="string" table:style-name="ce11">
            <text:p>LMC Praktijkonderwijs Schietbaanstraat</text:p>
          </table:table-cell>
          <table:table-cell office:value-type="string" table:style-name="ce11">
            <text:p>Rotterdam</text:p>
          </table:table-cell>
          <table:table-cell office:value-type="string" table:style-name="ce12">
            <text:p>pro</text:p>
          </table:table-cell>
          <table:table-cell table:style-name="ce12"/>
          <table:table-cell table:style-name="ce11"/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1ET-0</text:p>
          </table:table-cell>
          <table:table-cell office:value-type="float" office:value="40776" table:style-name="ce18">
            <text:p>40776</text:p>
          </table:table-cell>
          <table:table-cell office:value-type="string" table:style-name="ce11">
            <text:p>St. Ignatiusgymnasium</text:p>
          </table:table-cell>
          <table:table-cell office:value-type="string" table:style-name="ce11">
            <text:p>Amsterda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Gymnasium</text:p>
          </table:table-cell>
          <table:table-cell office:value-type="string" table:style-name="ce11">
            <text:p>Vwo</text:p>
          </table:table-cell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02VG-15</text:p>
          </table:table-cell>
          <table:table-cell office:value-type="float" office:value="41071" table:style-name="ce18">
            <text:p>41071</text:p>
          </table:table-cell>
          <table:table-cell office:value-type="string" table:style-name="ce11">
            <text:p>TooropMavo</text:p>
          </table:table-cell>
          <table:table-cell office:value-type="string" table:style-name="ce11">
            <text:p>Rotterda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TL</text:p>
          </table:table-cell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5JM-0</text:p>
          </table:table-cell>
          <table:table-cell office:value-type="float" office:value="41475" table:style-name="ce18">
            <text:p>41475</text:p>
          </table:table-cell>
          <table:table-cell office:value-type="string" table:style-name="ce11">
            <text:p>Utrechts Stedelijk Gymnasium</text:p>
          </table:table-cell>
          <table:table-cell office:value-type="string" table:style-name="ce11">
            <text:p>Utrecht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Gymnasium</text:p>
          </table:table-cell>
          <table:table-cell office:value-type="string" table:style-name="ce11">
            <text:p>Vwo</text:p>
          </table:table-cell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20CK-0</text:p>
          </table:table-cell>
          <table:table-cell office:value-type="float" office:value="41208" table:style-name="ce18">
            <text:p>41208</text:p>
          </table:table-cell>
          <table:table-cell office:value-type="string" table:style-name="ce11">
            <text:p>SG Johan van Oldenbanevelt</text:p>
          </table:table-cell>
          <table:table-cell office:value-type="string" table:style-name="ce11">
            <text:p>Amersfoort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Gymnasium</text:p>
          </table:table-cell>
          <table:table-cell office:value-type="string" table:style-name="ce11">
            <text:p>Vwo</text:p>
          </table:table-cell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25EF-2</text:p>
          </table:table-cell>
          <table:table-cell office:value-type="float" office:value="40673" table:style-name="ce18">
            <text:p>40673</text:p>
          </table:table-cell>
          <table:table-cell office:value-type="string" table:style-name="ce11">
            <text:p>Clusius College Castricum</text:p>
          </table:table-cell>
          <table:table-cell office:value-type="string" table:style-name="ce11">
            <text:p>Castricum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Basis</text:p>
          </table:table-cell>
          <table:table-cell office:value-type="string" table:style-name="ce13">
            <text:p>Ja<text:s/>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20DP-0</text:p>
          </table:table-cell>
          <table:table-cell office:value-type="float" office:value="42505" table:style-name="ce18">
            <text:p>42505</text:p>
          </table:table-cell>
          <table:table-cell office:value-type="string" table:style-name="ce11">
            <text:p>Stedelijk Gymnasium Leiden, Athena</text:p>
          </table:table-cell>
          <table:table-cell office:value-type="string" table:style-name="ce11">
            <text:p>Leid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Gymnasium</text:p>
          </table:table-cell>
          <table:table-cell office:value-type="string" table:style-name="ce11">
            <text:p>Vwo</text:p>
          </table:table-cell>
          <table:table-cell office:value-type="string" table:style-name="ce13">
            <text:p>Ja 20DP/30GD-0 1 rapport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30GD-0</text:p>
          </table:table-cell>
          <table:table-cell office:value-type="float" office:value="42505" table:style-name="ce18">
            <text:p>42505</text:p>
          </table:table-cell>
          <table:table-cell office:value-type="string" table:style-name="ce11">
            <text:p>Stedelijk Gymnasium Leiden, Socrates</text:p>
          </table:table-cell>
          <table:table-cell office:value-type="string" table:style-name="ce11">
            <text:p>Leid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Gymnasium</text:p>
          </table:table-cell>
          <table:table-cell office:value-type="string" table:style-name="ce11">
            <text:p>Vwo</text:p>
          </table:table-cell>
          <table:table-cell office:value-type="string" table:style-name="ce13">
            <text:p>Ja 20DP/30GD-0 1 rapport</text:p>
          </table:table-cell>
          <table:table-cell table:number-columns-repeated="16376"/>
        </table:table-row>
        <table:table-row table:style-name="ro1">
          <table:table-cell office:value-type="string" table:style-name="ce11">
            <text:p>19EW-0</text:p>
          </table:table-cell>
          <table:table-cell office:value-type="float" office:value="13709" table:style-name="ce18">
            <text:p>13709</text:p>
          </table:table-cell>
          <table:table-cell office:value-type="string" table:style-name="ce11">
            <text:p>O.R.S. Lek en Linge</text:p>
          </table:table-cell>
          <table:table-cell office:value-type="string" table:style-name="ce11">
            <text:p>Culemborg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wo</text:p>
          </table:table-cell>
          <table:table-cell table:style-name="ce11"/>
          <table:table-cell office:value-type="string" table:style-name="ce13">
            <text:p>Ja samen in één rapport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19EW-3</text:p>
          </table:table-cell>
          <table:table-cell office:value-type="float" office:value="13709" table:style-name="ce18">
            <text:p>13709</text:p>
          </table:table-cell>
          <table:table-cell office:value-type="string" table:style-name="ce11">
            <text:p>O.R.S. Lek en Linge</text:p>
          </table:table-cell>
          <table:table-cell office:value-type="string" table:style-name="ce11">
            <text:p>Culemborg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Havo</text:p>
          </table:table-cell>
          <table:table-cell table:style-name="ce11"/>
          <table:table-cell office:value-type="string" table:style-name="ce13">
            <text:p>Ja samen in één rapport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16SW-5</text:p>
          </table:table-cell>
          <table:table-cell office:value-type="float" office:value="77494" table:style-name="ce18">
            <text:p>77494</text:p>
          </table:table-cell>
          <table:table-cell office:value-type="string" table:style-name="ce11">
            <text:p>Metameer Kloosterstraat</text:p>
          </table:table-cell>
          <table:table-cell office:value-type="string" table:style-name="ce11">
            <text:p>Stevensbeek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Basis, Kader, GL/TL</text:p>
          </table:table-cell>
          <table:table-cell office:value-type="string" table:style-name="ce17">
            <text:p>Ja: b en k niet: g/t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17GM-2</text:p>
          </table:table-cell>
          <table:table-cell office:value-type="float" office:value="40094" table:style-name="ce18">
            <text:p>40094</text:p>
          </table:table-cell>
          <table:table-cell office:value-type="string" table:style-name="ce11">
            <text:p>Oosterlicht College Vianen</text:p>
          </table:table-cell>
          <table:table-cell office:value-type="string" table:style-name="ce11">
            <text:p>Vian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Basis, Kader, GL/TL</text:p>
          </table:table-cell>
          <table:table-cell office:value-type="string" table:style-name="ce17">
            <text:p>Ja: b en k niet: g/t</text:p>
          </table:table-cell>
          <table:table-cell table:number-columns-repeated="2" table:style-name="ce8"/>
          <table:table-cell table:number-columns-repeated="16374"/>
        </table:table-row>
        <table:table-row table:style-name="ro1">
          <table:table-cell office:value-type="string" table:style-name="ce11">
            <text:p>20LL-0</text:p>
          </table:table-cell>
          <table:table-cell table:style-name="ce18"/>
          <table:table-cell office:value-type="string" table:style-name="ce11">
            <text:p>Bouwens van der Boijecollege</text:p>
          </table:table-cell>
          <table:table-cell office:value-type="string" table:style-name="ce11">
            <text:p>Panningen</text:p>
          </table:table-cell>
          <table:table-cell office:value-type="string" table:style-name="ce12">
            <text:p>vo</text:p>
          </table:table-cell>
          <table:table-cell office:value-type="string" table:style-name="ce12">
            <text:p>Vmbo</text:p>
          </table:table-cell>
          <table:table-cell office:value-type="string" table:style-name="ce11">
            <text:p>Vmbo: Basis, Kader, GL/TL</text:p>
          </table:table-cell>
          <table:table-cell office:value-type="string" table:style-name="ce20">
            <text:p>Ja: b en niet: k, g/t</text:p>
          </table:table-cell>
          <table:table-cell table:number-columns-repeated="2" table:style-name="ce8"/>
          <table:table-cell table:number-columns-repeated="16374"/>
        </table:table-row>
        <table:table-row table:number-rows-repeated="1048507" table:style-name="ro1">
          <table:table-cell table:number-columns-repeated="16384"/>
        </table:table-row>
      </table:table>
      <table:table table:name="(V)SO_2015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1">
            <text:p>Brinvest</text:p>
          </table:table-cell>
          <table:table-cell office:value-type="string" table:style-name="ce21">
            <text:p>Bestuursnr.</text:p>
          </table:table-cell>
          <table:table-cell office:value-type="string" table:style-name="ce21">
            <text:p>Schoolnaam</text:p>
          </table:table-cell>
          <table:table-cell office:value-type="string" table:style-name="ce21">
            <text:p>Plaats</text:p>
          </table:table-cell>
          <table:table-cell office:value-type="string" table:style-name="ce21">
            <text:p>Sector</text:p>
          </table:table-cell>
          <table:table-cell office:value-type="string" table:style-name="ce26">
            <text:p>ES2015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00UT-0</text:p>
          </table:table-cell>
          <table:table-cell office:value-type="float" office:value="41008" table:style-name="ce22">
            <text:p>41008</text:p>
          </table:table-cell>
          <table:table-cell office:value-type="string" table:style-name="ce22">
            <text:p>Latasteschool</text:p>
          </table:table-cell>
          <table:table-cell office:value-type="string" table:style-name="ce22">
            <text:p>Horn</text:p>
          </table:table-cell>
          <table:table-cell office:value-type="string" table:style-name="ce22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7">
            <text:p>01JO-0</text:p>
          </table:table-cell>
          <table:table-cell office:value-type="float" office:value="41314" table:style-name="ce23">
            <text:p>41314</text:p>
          </table:table-cell>
          <table:table-cell office:value-type="string" table:style-name="ce27">
            <text:p>Auris Prof. Groenschool</text:p>
          </table:table-cell>
          <table:table-cell office:value-type="string" table:style-name="ce22">
            <text:p>Amersfoort</text:p>
          </table:table-cell>
          <table:table-cell office:value-type="string" table:style-name="ce22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03TV-4</text:p>
          </table:table-cell>
          <table:table-cell table:style-name="ce23"/>
          <table:table-cell office:value-type="string" table:style-name="ce24">
            <text:p>Korenaer Deurne</text:p>
          </table:table-cell>
          <table:table-cell office:value-type="string" table:style-name="ce24">
            <text:p>Deurne</text:p>
          </table:table-cell>
          <table:table-cell office:value-type="string" table:style-name="ce24">
            <text:p>v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12QB-0</text:p>
          </table:table-cell>
          <table:table-cell office:value-type="float" office:value="77690" table:style-name="ce23">
            <text:p>77690</text:p>
          </table:table-cell>
          <table:table-cell office:value-type="string" table:style-name="ce29">
            <text:p>SO De Heldring</text:p>
          </table:table-cell>
          <table:table-cell office:value-type="string" table:style-name="ce29">
            <text:p>Amsterdam</text:p>
          </table:table-cell>
          <table:table-cell office:value-type="string" table:style-name="ce29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12QB-1</text:p>
          </table:table-cell>
          <table:table-cell office:value-type="float" office:value="77690" table:style-name="ce23">
            <text:p>77690</text:p>
          </table:table-cell>
          <table:table-cell office:value-type="string" table:style-name="ce29">
            <text:p>VSO De Heldringschool</text:p>
          </table:table-cell>
          <table:table-cell office:value-type="string" table:style-name="ce29">
            <text:p>Amsterdam</text:p>
          </table:table-cell>
          <table:table-cell office:value-type="string" table:style-name="ce30">
            <text:p>v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31">
            <text:p>14UA-0</text:p>
          </table:table-cell>
          <table:table-cell table:style-name="ce23"/>
          <table:table-cell office:value-type="string" table:style-name="ce31">
            <text:p>SO Alphons Laudy</text:p>
          </table:table-cell>
          <table:table-cell office:value-type="string" table:style-name="ce31">
            <text:p>Amsterdam</text:p>
          </table:table-cell>
          <table:table-cell office:value-type="string" table:style-name="ce31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31">
            <text:p>14UA-1</text:p>
          </table:table-cell>
          <table:table-cell table:style-name="ce23"/>
          <table:table-cell office:value-type="string" table:style-name="ce31">
            <text:p>Alphons Laudyschool VSO</text:p>
          </table:table-cell>
          <table:table-cell office:value-type="string" table:style-name="ce31">
            <text:p>Amsterdam</text:p>
          </table:table-cell>
          <table:table-cell office:value-type="string" table:style-name="ce31">
            <text:p>v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14WS-0</text:p>
          </table:table-cell>
          <table:table-cell office:value-type="float" office:value="84202" table:style-name="ce23">
            <text:p>84202</text:p>
          </table:table-cell>
          <table:table-cell office:value-type="string" table:style-name="ce29">
            <text:p>Zonnebloemschool (de Plantage)</text:p>
          </table:table-cell>
          <table:table-cell office:value-type="string" table:style-name="ce29">
            <text:p>Emmeloord</text:p>
          </table:table-cell>
          <table:table-cell office:value-type="string" table:style-name="ce29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14WS-0</text:p>
          </table:table-cell>
          <table:table-cell office:value-type="float" office:value="84202" table:style-name="ce23">
            <text:p>84202</text:p>
          </table:table-cell>
          <table:table-cell office:value-type="string" table:style-name="ce29">
            <text:p>Zonnebloemschool</text:p>
          </table:table-cell>
          <table:table-cell office:value-type="string" table:style-name="ce29">
            <text:p>Emmeloord</text:p>
          </table:table-cell>
          <table:table-cell office:value-type="string" table:style-name="ce29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8">
            <text:p>16TW-0</text:p>
          </table:table-cell>
          <table:table-cell office:value-type="float" office:value="41314" table:style-name="ce23">
            <text:p>41314</text:p>
          </table:table-cell>
          <table:table-cell office:value-type="string" table:style-name="ce28">
            <text:p>Auris Hildernisseschool</text:p>
          </table:table-cell>
          <table:table-cell office:value-type="string" table:style-name="ce28">
            <text:p>Rotterdam</text:p>
          </table:table-cell>
          <table:table-cell office:value-type="string" table:style-name="ce28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17WV-0</text:p>
          </table:table-cell>
          <table:table-cell office:value-type="float" office:value="41314" table:style-name="ce23">
            <text:p>41314</text:p>
          </table:table-cell>
          <table:table-cell office:value-type="string" table:style-name="ce22">
            <text:p>Dr. M. Polanoschool</text:p>
          </table:table-cell>
          <table:table-cell office:value-type="string" table:style-name="ce22">
            <text:p>Rotterdam</text:p>
          </table:table-cell>
          <table:table-cell office:value-type="string" table:style-name="ce22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19SY-1</text:p>
          </table:table-cell>
          <table:table-cell table:style-name="ce23"/>
          <table:table-cell office:value-type="string" table:style-name="ce24">
            <text:p>De Linde</text:p>
          </table:table-cell>
          <table:table-cell office:value-type="string" table:style-name="ce24">
            <text:p>Deventer</text:p>
          </table:table-cell>
          <table:table-cell office:value-type="string" table:style-name="ce24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20VT-0</text:p>
          </table:table-cell>
          <table:table-cell table:style-name="ce23"/>
          <table:table-cell office:value-type="string" table:style-name="ce24">
            <text:p>SO De Piloot</text:p>
          </table:table-cell>
          <table:table-cell office:value-type="string" table:style-name="ce24">
            <text:p>Rotterdam</text:p>
          </table:table-cell>
          <table:table-cell office:value-type="string" table:style-name="ce24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20YD-0</text:p>
          </table:table-cell>
          <table:table-cell table:style-name="ce23"/>
          <table:table-cell office:value-type="string" table:style-name="ce24">
            <text:p>Mr. de Jonghschool</text:p>
          </table:table-cell>
          <table:table-cell office:value-type="string" table:style-name="ce24">
            <text:p>Amsterdam</text:p>
          </table:table-cell>
          <table:table-cell office:value-type="string" table:style-name="ce24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24EN-0</text:p>
          </table:table-cell>
          <table:table-cell office:value-type="float" office:value="54679" table:style-name="ce23">
            <text:p>54679</text:p>
          </table:table-cell>
          <table:table-cell office:value-type="string" table:style-name="ce22">
            <text:p>Kentalis Rafael</text:p>
          </table:table-cell>
          <table:table-cell office:value-type="string" table:style-name="ce22">
            <text:p>Sint Michielsgestel</text:p>
          </table:table-cell>
          <table:table-cell office:value-type="string" table:style-name="ce22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24EN-0</text:p>
          </table:table-cell>
          <table:table-cell office:value-type="float" office:value="54679" table:style-name="ce23">
            <text:p>54679</text:p>
          </table:table-cell>
          <table:table-cell office:value-type="string" table:style-name="ce22">
            <text:p>Kentalis Rafael</text:p>
          </table:table-cell>
          <table:table-cell office:value-type="string" table:style-name="ce22">
            <text:p>Sint Michielsgestel</text:p>
          </table:table-cell>
          <table:table-cell office:value-type="string" table:style-name="ce27">
            <text:p>v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4">
            <text:p>24FD-0</text:p>
          </table:table-cell>
          <table:table-cell table:style-name="ce23"/>
          <table:table-cell office:value-type="string" table:style-name="ce24">
            <text:p>Kentalis Talent</text:p>
          </table:table-cell>
          <table:table-cell office:value-type="string" table:style-name="ce24">
            <text:p>Vught</text:p>
          </table:table-cell>
          <table:table-cell office:value-type="string" table:style-name="ce24">
            <text:p>so</text:p>
          </table:table-cell>
          <table:table-cell office:value-type="string" table:style-name="ce25">
            <text:p>Ja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02GM-0</text:p>
          </table:table-cell>
          <table:table-cell office:value-type="float" office:value="30605" table:style-name="ce22">
            <text:p>30605</text:p>
          </table:table-cell>
          <table:table-cell office:value-type="string" table:style-name="ce22">
            <text:p>Stichting Zozijn Daniel de Brouwerschool</text:p>
          </table:table-cell>
          <table:table-cell office:value-type="string" table:style-name="ce22">
            <text:p>Wilp</text:p>
          </table:table-cell>
          <table:table-cell office:value-type="string" table:style-name="ce22">
            <text:p>so</text:p>
          </table:table-cell>
          <table:table-cell office:value-type="string" table:style-name="ce25">
            <text:p>Ja so/vso 1 rapport</text:p>
          </table:table-cell>
          <table:table-cell table:number-columns-repeated="16378"/>
        </table:table-row>
        <table:table-row table:style-name="ro1">
          <table:table-cell office:value-type="string" table:style-name="ce22">
            <text:p>02GM-0</text:p>
          </table:table-cell>
          <table:table-cell office:value-type="float" office:value="30605" table:style-name="ce22">
            <text:p>30605</text:p>
          </table:table-cell>
          <table:table-cell office:value-type="string" table:style-name="ce22">
            <text:p>Stichting Zozijn Daniel de Brouwerschool</text:p>
          </table:table-cell>
          <table:table-cell office:value-type="string" table:style-name="ce22">
            <text:p>Wilp</text:p>
          </table:table-cell>
          <table:table-cell office:value-type="string" table:style-name="ce27">
            <text:p>vso</text:p>
          </table:table-cell>
          <table:table-cell office:value-type="string" table:style-name="ce25">
            <text:p>Ja so/vso 1 rapport</text:p>
          </table:table-cell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" svg:font-family="Verdana"/>
    <style:font-face style:name="Calibri" svg:font-family="Calibri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0">
      <number:day/>
      <number:text>-</number:text>
      <number:month number:textual="true"/>
      <number:text>-</number:text>
      <number:year/>
    </number:date-style>
    <style:style style:name="Goed" style:family="table-cell" style:data-style-name="N0">
      <style:table-cell-properties fo:background-color="#C6EFCE"/>
      <style:text-properties fo:color="#006100"/>
    </style:style>
    <style:style style:name="Neutra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" style:font-name-asian="Verdana" style:font-name-complex="Verdana" fo:font-size="8pt" style:font-size-asian="8pt" style:font-size-complex="8pt"/>
    </style:style>
    <style:style style:name="Standaard_32_2" style:display-name="Standaard 2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Standaard_32_2_32_2" style:display-name="Standaard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andaard_32_3" style:display-name="Standaard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Neerken, Stef</meta:initial-creator>
    <dc:creator>Neerken, Stef</dc:creator>
    <meta:creation-date>2016-11-03T15:01:27Z</meta:creation-date>
    <dc:date>2016-11-03T15:11:43Z</dc:date>
  </office:meta>
</office:document-meta>
</file>